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09d" officeooo:paragraph-rsid="0004f09d"/>
    </style:style>
    <style:style style:name="P2" style:family="paragraph" style:parent-style-name="Standard" style:list-style-name="L1">
      <style:text-properties officeooo:paragraph-rsid="0004f09d"/>
    </style:style>
    <style:style style:name="P3" style:family="paragraph" style:parent-style-name="Standard">
      <style:text-properties officeooo:paragraph-rsid="0004f09d"/>
    </style:style>
    <style:style style:name="P4" style:family="paragraph" style:parent-style-name="Standard" style:list-style-name="L2">
      <style:text-properties officeooo:paragraph-rsid="0004f09d"/>
    </style:style>
    <style:style style:name="P5" style:family="paragraph" style:parent-style-name="Standard" style:list-style-name="L9">
      <style:text-properties fo:font-weight="bold" officeooo:paragraph-rsid="0004f09d" style:font-weight-asian="bold" style:font-weight-complex="bold"/>
    </style:style>
    <style:style style:name="P6" style:family="paragraph" style:parent-style-name="Standard" style:list-style-name="L3">
      <style:text-properties officeooo:paragraph-rsid="0004f09d"/>
    </style:style>
    <style:style style:name="P7" style:family="paragraph" style:parent-style-name="Standard" style:list-style-name="L5">
      <style:text-properties officeooo:paragraph-rsid="0004f09d"/>
    </style:style>
    <style:style style:name="P8" style:family="paragraph" style:parent-style-name="Standard" style:list-style-name="L6">
      <style:text-properties officeooo:paragraph-rsid="0004f09d"/>
    </style:style>
    <style:style style:name="P9" style:family="paragraph" style:parent-style-name="Standard" style:list-style-name="L7">
      <style:text-properties officeooo:paragraph-rsid="0004f09d"/>
    </style:style>
    <style:style style:name="P10" style:family="paragraph" style:parent-style-name="Standard" style:list-style-name="L8">
      <style:text-properties officeooo:paragraph-rsid="0004f09d"/>
    </style:style>
    <style:style style:name="T1" style:family="text">
      <style:text-properties officeooo:rsid="0004f0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f09d" style:font-weight-asian="bold" style:font-weight-complex="bold"/>
    </style:style>
    <style:style style:name="T4" style:family="text">
      <style:text-properties fo:font-weight="bold" officeooo:rsid="0005a5e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5a5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<text:span text:style-name="T2">Redis Cluster setup on Centos</text:span> ****</text:p>
      <text:p text:style-name="P1">***<text:span text:style-name="T2">Redis version required - &gt; 3.0</text:span> ****</text:p>
      <text:p text:style-name="P1">Installation :</text:p>
      <text:list xml:id="list3280537794423811922" text:style-name="L1">
        <text:list-item>
          <text:p text:style-name="P2"><text:span text:style-name="T1">yum install redis</text:span></text:p>
        </text:list-item>
        <text:list-item>
          <text:p text:style-name="P2"><text:span text:style-name="T1">yum install ruby</text:span></text:p>
        </text:list-item>
        <text:list-item>
          <text:p text:style-name="P2"><text:span text:style-name="T1">yum install rubygems</text:span></text:p>
        </text:list-item>
        <text:list-item>
          <text:p text:style-name="P2"><text:span text:style-name="T1">gem install redis</text:span></text:p>
        </text:list-item>
        <text:list-item>
          <text:p text:style-name="P2"><text:span text:style-name="T1">wget </text:span><text:a xlink:type="simple" xlink:href="http://download.redis.io/redis-stable/src/redis-trib.rb"><text:span text:style-name="T1">http://download.redis.io/redis-stable/src/redis-trib.rb</text:span></text:a><text:span text:style-name="T1"></text:span></text:p>
        </text:list-item>
      </text:list>
      <text:p text:style-name="P3"/>
      <text:p text:style-name="P1"><text:span text:style-name="T2">Validation <text:s/>till now</text:span>:</text:p>
      <text:list xml:id="list5415035232093345008" text:style-name="L2">
        <text:list-item>
          <text:p text:style-name="P4"><text:span text:style-name="T1">redis-server --version</text:span></text:p>
        </text:list-item>
      </text:list>
      <text:p text:style-name="P1">---------<text:span text:style-name="T2">Creating Required folders for config file and log files</text:span>---------------</text:p>
      <text:list xml:id="list904724428741472811" text:style-name="L3">
        <text:list-item>
          <text:p text:style-name="P6"><text:span text:style-name="T1">Create redis folder</text:span></text:p>
        </text:list-item>
        <text:list-item>
          <text:p text:style-name="P6"><text:span text:style-name="T1">Create etc folder in redis</text:span></text:p>
        </text:list-item>
        <text:list-item>
          <text:p text:style-name="P6"><text:span text:style-name="T1">Create 7001 folder and copy redis.conf from any other redis server to this folder.</text:span></text:p>
        </text:list-item>
        <text:list-item>
          <text:p text:style-name="P6"><text:span text:style-name="T1">Then </text:span><text:span text:style-name="T3">run</text:span><text:span text:style-name="T1"> <text:s/>create_rcluster.sh script</text:span></text:p>
        </text:list-item>
      </text:list>
      <text:p text:style-name="P1"><text:tab/><text:tab/># snippet to copy all the redis.conf in all the <text:span text:style-name="T2">to be nodes folders</text:span></text:p>
      <text:p text:style-name="P1"><text:tab/><text:tab/>#!/bin/bash</text:p>
      <text:p text:style-name="P1"><text:tab/><text:tab/>i=2<text:tab/><text:tab/># <text:span text:style-name="T2">2 is the incremental number of 7001</text:span></text:p>
      <text:p text:style-name="P1"><text:tab/><text:tab/>while [$i-le6]  # <text:span text:style-name="T2">6 here is the number of cluster nodes required</text:span></text:p>
      <text:p text:style-name="P1"><text:tab/><text:tab/>do</text:p>
      <text:p text:style-name="P1"><text:tab/><text:tab/> <text:s text:c="3"/>folder="700"$i</text:p>
      <text:p text:style-name="P1"><text:tab/><text:tab/> <text:s text:c="3"/>mkdir$folder</text:p>
      <text:p text:style-name="P1"><text:tab/><text:tab/> <text:s text:c="3"/>cp 7001/redis.conf "700"$i/redis.conf</text:p>
      <text:p text:style-name="P1"><text:tab/><text:tab/> <text:s text:c="3"/>var="s/7001/700"$i"/g"</text:p>
      <text:p text:style-name="P1"><text:tab/><text:tab/> <text:s text:c="3"/>sed-i$var$folder/redis.conf</text:p>
      <text:p text:style-name="P1"><text:tab/><text:tab/> <text:s text:c="3"/>i=`expr $i + 1`</text:p>
      <text:p text:style-name="P1"><text:tab/><text:tab/>done</text:p>
      <text:p text:style-name="P3"><text:span text:style-name="T1"></text:span></text:p>
      <text:list xml:id="list3809975880088014124" text:style-name="L5">
        <text:list-item>
          <text:p text:style-name="P7"><text:span text:style-name="T1">Move to redis home folder</text:span></text:p>
        </text:list-item>
        <text:list-item>
          <text:p text:style-name="P7"><text:span text:style-name="T1">Create log folder in redis home directory</text:span></text:p>
        </text:list-item>
        <text:list-item>
          <text:p text:style-name="P7"><text:span text:style-name="T1">Run the makeLogFiles.sh script which would create log files and start the redis instances</text:span></text:p>
        </text:list-item>
        <text:list-item>
          <text:p text:style-name="P7"><text:span text:style-name="T1">chmod +x makeLogFiles.sh </text:span></text:p>
        </text:list-item>
      </text:list>
      <text:p text:style-name="P1"><text:tab/><text:tab/># snipper to create log files </text:p>
      <text:p text:style-name="P1"><text:tab/><text:tab/>i=1</text:p>
      <text:p text:style-name="P1"><text:tab/><text:tab/>while [$i-le6]</text:p>
      <text:p text:style-name="P1"><text:tab/><text:tab/>do</text:p>
      <text:p text:style-name="P1"><text:tab/><text:tab/> <text:s text:c="3"/>j=`expr $i + 7000`</text:p>
      <text:p text:style-name="P1"><text:tab/><text:tab/> <text:s text:c="3"/>mkdir log/$j</text:p>
      <text:p text:style-name="P1"><text:tab/><text:tab/> <text:s text:c="3"/>sed -i-e"s/logfile \"\"/logfile \"log\/$j\/redis.log\"/g" etc/$j/redis.conf</text:p>
      <text:p text:style-name="P1"><text:tab/><text:tab/> <text:s text:c="3"/>pkill -f$j</text:p>
      <text:p text:style-name="P1"><text:tab/><text:tab/> <text:s text:c="3"/>nohup /usr/local/bin/redis-server etc/$j/redis.conf &amp;</text:p>
      <text:p text:style-name="P1"><text:tab/><text:tab/> <text:s text:c="3"/>sleep 1</text:p>
      <text:p text:style-name="P1"><text:tab/><text:tab/> <text:s text:c="3"/>echo"killed and restarted $j"</text:p>
      <text:p text:style-name="P1"><text:tab/><text:tab/> <text:s text:c="3"/>i=`expr $i + 1`</text:p>
      <text:p text:style-name="P1"><text:tab/><text:tab/>done</text:p>
      <text:p text:style-name="P1"></text:p>
      <text:p text:style-name="P1"></text:p>
      <text:list xml:id="list4714188412417138153" text:style-name="L6">
        <text:list-item>
          <text:p text:style-name="P8"><text:soft-page-break/><text:span text:style-name="T1">Move to redis home folder</text:span></text:p>
        </text:list-item>
      </text:list>
      <text:p text:style-name="P1"></text:p>
      <text:list xml:id="list3224273264711804266" text:style-name="L7">
        <text:list-item>
          <text:p text:style-name="P9"><text:span text:style-name="T1">./redis-trib.rb create host:7001 host:7002 host:7003 # replace </text:span><text:span text:style-name="T3">host</text:span><text:span text:style-name="T1"> with the </text:span><text:span text:style-name="T3">host ip</text:span></text:p>
        </text:list-item>
      </text:list>
      <text:p text:style-name="P1"></text:p>
      <text:list xml:id="list3475924049116238471" text:style-name="L8">
        <text:list-item>
          <text:p text:style-name="P10"><text:span text:style-name="T1">Add slaves!</text:span></text:p>
          <text:list>
            <text:list-item>
              <text:p text:style-name="P10"><text:span text:style-name="T1">./redis-trib.rb add-node --slave --master-id ca14c3e0a4fc5abc03233453541ba94469a69f2a </text:span><text:span text:style-name="T3">host</text:span><text:span text:style-name="T1">:7004 </text:span><text:span text:style-name="T3">host</text:span><text:span text:style-name="T1">:7001</text:span></text:p>
            </text:list-item>
            <text:list-item>
              <text:p text:style-name="P10"><text:span text:style-name="T1">./redis-trib.rb add-node --slave --master-id bbe283d0d098f7a1760c51e0ecab11d0413edd8e </text:span><text:span text:style-name="T3">host</text:span><text:span text:style-name="T1">:7005 </text:span><text:span text:style-name="T3">host</text:span><text:span text:style-name="T1">:7001</text:span></text:p>
            </text:list-item>
            <text:list-item>
              <text:p text:style-name="P10"><text:span text:style-name="T1">./redis-trib.rb add-node --slave --master-id 6423a1b091159b013839abf7b7606535a8585d0e </text:span><text:span text:style-name="T3">host</text:span><text:span text:style-name="T1">:7006 </text:span><text:span text:style-name="T3">host</text:span><text:span text:style-name="T1">:7001</text:span></text:p>
            </text:list-item>
          </text:list>
        </text:list-item>
      </text:list>
      <text:p text:style-name="P1"></text:p>
      <text:list xml:id="list6312511560630124252" text:style-name="L9">
        <text:list-item>
          <text:p text:style-name="P5"><text:span text:style-name="T1">Test the cluster status</text:span></text:p>
        </text:list-item>
      </text:list>
      <text:p text:style-name="P1"></text:p>
      <text:p text:style-name="P1"><text:tab/><text:tab/>&gt;&gt;&gt; <text:span text:style-name="T2">/usr/local/bin/redis-cli -c -p 7001 cluster nodes</text:span></text:p>
      <text:p text:style-name="P1"><text:span text:style-name="T2"><text:tab/><text:tab/>&gt;&gt;&gt;</text:span><text:span text:style-name="T5">Output</text:span></text:p>
      <text:p text:style-name="P1">ca14c3e0a4fc5abc03233453541ba94469a69f2a <text:span text:style-name="T4">host</text:span>:7001 myself,master - 0 0 1 connected 0-5460</text:p>
      <text:p text:style-name="P1">6423a1b091159b013839abf7b7606535a8585d0e <text:span text:style-name="T4">host</text:span>:7003 master - 0 1473922772559 3 connected 10923-16383</text:p>
      <text:p text:style-name="P1">91b22dbabadfb7b25d0828a34169e2bc0585221b <text:span text:style-name="T4">host</text:span>:7005 slave bbe283d0d098f7a1760c51e0ecab11d0413edd8e 0 1473922774565 2 connected</text:p>
      <text:p text:style-name="P1">c7169e6b5e22d0a67d99afe7c16a56c6a9b5aead <text:span text:style-name="T4">host</text:span>:7006 slave 6423a1b091159b013839abf7b7606535a8585d0e 0 1473922774565 3 connected</text:p>
      <text:p text:style-name="P1">bbe283d0d098f7a1760c51e0ecab11d0413edd8e <text:span text:style-name="T4">host</text:span>:7002 master - 0 1473922773562 2 connected 5461-10922</text:p>
      <text:p text:style-name="P1">00bfa56115d41bc7f1aefe446d816d7932b0d858 <text:span text:style-name="T4">host</text:span>:7004 slave ca14c3e0a4fc5abc03233453541ba94469a69f2a 0 1473922773060 1 conne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4:15:53.975466013</meta:creation-date>
    <dc:date>2016-09-15T14:39:51.504041494</dc:date>
    <meta:editing-duration>PT8M27S</meta:editing-duration>
    <meta:editing-cycles>1</meta:editing-cycles>
    <meta:document-statistic meta:table-count="0" meta:image-count="0" meta:object-count="0" meta:page-count="2" meta:paragraph-count="66" meta:word-count="317" meta:character-count="2642" meta:non-whitespace-character-count="2239"/>
    <meta:generator>LibreOffice/4.2.8.2$Linux_X86_64 LibreOffice_project/420m0$Build-2</meta:generator>
  </office:meta>
</office:document-meta>
</file>